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5.294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12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cc9900" style:font-name="Ubuntu" fo:font-size="12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cc99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794cm" svg:height="1.524cm" svg:x="10.47cm" svg:y="0.519cm">
          <text:p text:style-name="P1"><text:span text:style-name="T1">CPU Socket 0</text:span></text:p>
          <text:p text:style-name="P1"><text:span text:style-name="T2">cpu0, cpu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17.57cm" svg:y="0.519cm">
          <text:p text:style-name="P1"><text:span text:style-name="T1">CPU Socket 1</text:span></text:p>
          <text:p text:style-name="P1"><text:span text:style-name="T2">cpu2, cpu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26.07cm" svg:y="0.519cm">
          <text:p text:style-name="P1"><text:span text:style-name="T3">Node 1</text:span></text:p>
          <text:p text:style-name="P1"><text:span text:style-name="T2">256M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2.37cm" svg:y="0.519cm">
          <text:p text:style-name="P1"><text:span text:style-name="T3">Node 0</text:span></text:p>
          <text:p text:style-name="P1"><text:span text:style-name="T2">2048MB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264cm" svg:y1="1.332cm" svg:x2="17.57cm" svg:y2="1.332cm">
          <text:p/>
        </draw:line>
        <draw:line draw:style-name="gr2" draw:text-style-name="P3" draw:layer="layout" svg:x1="23.364cm" svg:y1="1.332cm" svg:x2="26.07cm" svg:y2="1.332cm">
          <text:p/>
        </draw:line>
        <draw:line draw:style-name="gr2" draw:text-style-name="P3" draw:layer="layout" svg:x1="8.164cm" svg:y1="1.332cm" svg:x2="10.47cm" svg:y2="1.332cm">
          <text:p/>
        </draw:line>
        <draw:custom-shape draw:style-name="gr1" draw:text-style-name="P2" draw:layer="layout" svg:width="5.794cm" svg:height="1.524cm" svg:x="17.57cm" svg:y="3.319cm">
          <text:p text:style-name="P1"><text:span text:style-name="T4">PCI Bridg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794cm" svg:height="1.524cm" svg:x="26.07cm" svg:y="3.319cm">
          <text:p text:style-name="P1"><text:span text:style-name="T5">NV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3.364cm" svg:y1="4.032cm" svg:x2="26.07cm" svg:y2="4.032cm">
          <text:p/>
        </draw:line>
        <draw:line draw:style-name="gr2" draw:text-style-name="P3" draw:layer="layout" svg:x1="20.366cm" svg:y1="3.319cm" svg:x2="20.366cm" svg:y2="2.03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1.17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.1000003814697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96cm" fo:text-indent="0cm"/>
      <style:text-properties fo:font-size="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69cm" fo:text-indent="0cm"/>
      <style:text-properties fo:font-size="6.0999999046325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46cm" fo:text-indent="0cm"/>
      <style:text-properties fo:font-size="5.1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199999809265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5.33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349cm" svg:x="1cm" svg:y="5.598cm"/>
      <draw:page-thumbnail draw:layer="backgroundobjects" svg:width="8.999cm" svg:height="1.349cm" svg:x="1cm" svg:y="14.174cm"/>
      <draw:page-thumbnail draw:layer="backgroundobjects" svg:width="8.999cm" svg:height="1.349cm" svg:x="1cm" svg:y="22.75cm"/>
      <draw:page-thumbnail draw:layer="backgroundobjects" svg:width="8.999cm" svg:height="1.349cm" svg:x="11cm" svg:y="5.598cm"/>
      <draw:page-thumbnail draw:layer="backgroundobjects" svg:width="8.999cm" svg:height="1.349cm" svg:x="11cm" svg:y="14.174cm"/>
      <draw:page-thumbnail draw:layer="backgroundobjects" svg:width="8.999cm" svg:height="1.349cm" svg:x="11cm" svg:y="22.75cm"/>
    </style:handout-master>
    <style:master-page style:name="Default" style:page-layout-name="PM1" draw:style-name="Mdp1">
      <draw:frame presentation:style-name="Default-title" draw:layer="backgroundobjects" svg:width="32.003cm" svg:height="0.893cm" svg:x="1.778cm" svg:y="0.21cm" presentation:class="title" presentation:placeholder="true">
        <draw:text-box/>
      </draw:frame>
      <draw:frame presentation:style-name="Default-outline1" draw:layer="backgroundobjects" svg:width="32.003cm" svg:height="3.094cm" svg:x="1.778cm" svg:y="1.246cm" presentation:class="outline" presentation:placeholder="true">
        <draw:text-box/>
      </draw:frame>
      <draw:frame presentation:style-name="Mpr1" draw:text-style-name="MP2" draw:layer="backgroundobjects" svg:width="8.285cm" svg:height="0.368cm" svg:x="1.778cm" svg:y="4.8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368cm" svg:x="12.16cm" svg:y="4.8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368cm" svg:x="25.495cm" svg:y="4.8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16T13:55:24.642451421</dc:date>
    <meta:editing-duration>PT10H19M13S</meta:editing-duration>
    <meta:editing-cycles>175</meta:editing-cycles>
    <meta:generator>LibreOffice/5.1.6.2$Linux_X86_64 LibreOffice_project/10m0$Build-2</meta:generator>
    <meta:document-statistic meta:object-count="34"/>
  </office:meta>
</office:document-meta>
</file>